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WWNum3">
      <style:text-properties style:text-line-through-style="solid" style:text-line-through-type="single" officeooo:paragraph-rsid="00148266"/>
    </style:style>
    <style:style style:name="P2" style:family="paragraph" style:parent-style-name="Standard">
      <style:paragraph-properties fo:margin-top="0in" fo:margin-bottom="0in" loext:contextual-spacing="false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text-indent="-0.25in" style:auto-text-indent="false"/>
      <style:text-properties style:text-line-through-style="solid" style:text-line-through-type="single"/>
    </style:style>
    <style:style style:name="P7" style:family="paragraph" style:parent-style-name="Standard" style:list-style-name="WWNum2">
      <style:paragraph-properties fo:margin-left="0.5in" fo:margin-right="0in" fo:text-indent="-0.25in" style:auto-text-indent="false"/>
      <style:text-properties style:text-line-through-style="solid" style:text-line-through-type="single"/>
    </style:style>
    <style:style style:name="P8" style:family="paragraph" style:parent-style-name="Standard" style:list-style-name="WWNum1">
      <style:paragraph-properties fo:margin-left="0.5in" fo:margin-right="0in" fo:text-indent="-0.25in" style:auto-text-indent="false"/>
      <style:text-properties officeooo:rsid="00160f1d" officeooo:paragraph-rsid="00160f1d"/>
    </style:style>
    <style:style style:name="P9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P10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375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e are happy to introduce our game concept and its description. Polish submarine and its divers have a very ambition and complicated mission under the sea. They have to figure out their way to national treasures of Russia left secretly under the depth of oceans. There are 4 milestones to be reached before the treasures are found. </text:p>
      <text:p text:style-name="P2"/>
      <text:p text:style-name="P2">Stage:</text:p>
      <text:list xml:id="list1591447808" text:style-name="WWNum2">
        <text:list-item>
          <text:p text:style-name="P7">Instruction</text:p>
        </text:list-item>
        <text:list-item>
          <text:p text:style-name="P7">Level 1</text:p>
        </text:list-item>
        <text:list-item>
          <text:p text:style-name="P7">Level 2</text:p>
        </text:list-item>
        <text:list-item>
          <text:p text:style-name="P7">Level 3 </text:p>
        </text:list-item>
        <text:list-item>
          <text:p text:style-name="P7">Game Over </text:p>
        </text:list-item>
      </text:list>
      <text:p text:style-name="P2"/>
      <text:p text:style-name="P2">Sprites: </text:p>
      <text:list xml:id="list3538941646" text:style-name="WWNum3">
        <text:list-item>
          <text:p text:style-name="P6">Play</text:p>
        </text:list-item>
        <text:list-item>
          <text:p text:style-name="P6">Submarine</text:p>
        </text:list-item>
        <text:list-item>
          <text:p text:style-name="P6">Oxygen cylinders</text:p>
        </text:list-item>
        <text:list-item>
          <text:p text:style-name="P6">Battery</text:p>
        </text:list-item>
        <text:list-item>
          <text:p text:style-name="P4">(Ammunition) </text:p>
        </text:list-item>
        <text:list-item>
          <text:p text:style-name="P6">Shark -3 <text:span text:style-name="T1"><text:s text:c="8"/><text:tab/></text:span><text:span text:style-name="T2">1</text:span></text:p>
        </text:list-item>
        <text:list-item>
          <text:p text:style-name="P6">Crab -1<text:span text:style-name="T1"> <text:s text:c="3"/><text:tab/></text:span><text:span text:style-name="T2">3</text:span></text:p>
        </text:list-item>
        <text:list-item>
          <text:p text:style-name="P6">Octopus -2<text:span text:style-name="T1"> <text:s/><text:tab/></text:span><text:span text:style-name="T2">2</text:span></text:p>
        </text:list-item>
        <text:list-item>
          <text:p text:style-name="P6">Map (part 1) </text:p>
        </text:list-item>
        <text:list-item>
          <text:p text:style-name="P6">Map (part 2) </text:p>
        </text:list-item>
        <text:list-item>
          <text:p text:style-name="P6">Key</text:p>
        </text:list-item>
        <text:list-item>
          <text:p text:style-name="P6"><text:s/>Treasure </text:p>
        </text:list-item>
        <text:list-item>
          <text:p text:style-name="P1">Battery storage </text:p>
        </text:list-item>
        <text:list-item>
          <text:p text:style-name="P1">Level of oxygen</text:p>
        </text:list-item>
        <text:list-item>
          <text:p text:style-name="P1">Number of lives</text:p>
        </text:list-item>
        <text:list-item>
          <text:p text:style-name="P1"><text:span text:style-name="T1">Percentage of a milestone that is being past <text:s/></text:span></text:p>
        </text:list-item>
      </text:list>
      <text:p text:style-name="P9"><text:s/></text:p>
      <text:p text:style-name="P10"/>
      <text:p text:style-name="P10">Functionality:</text:p>
      <text:list xml:id="list747845897" text:style-name="WWNum1">
        <text:list-item>
          <text:p text:style-name="P5">Battery storage </text:p>
        </text:list-item>
        <text:list-item>
          <text:p text:style-name="P5">Level of oxygen</text:p>
        </text:list-item>
        <text:list-item>
          <text:p text:style-name="P5">Number of lives</text:p>
        </text:list-item>
        <text:list-item>
          <text:p text:style-name="P8"><text:span text:style-name="T1">Damage</text:span></text:p>
        </text:list-item>
        <text:list-item>
          <text:p text:style-name="P5">Percentage of a milestone that is being past <text:s/></text:p>
        </text:list-item>
        <text:list-item>
          <text:p text:style-name="P5">(Possibility of shooting) </text:p>
        </text:list-item>
      </text:list>
      <text:p text:style-name="P10"><text:s/></text:p>
      <text:p text:style-name="P2"/>
      <text:p text:style-name="P2"/>
      <text:p text:style-name="P2"/>
      <text:p text:style-name="P2"/>
      <text:p text:style-name="P2"><text:s/></text:p>
      <text:p text:style-name="P10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4T11:47:08.613525869</dc:date>
    <meta:editing-duration>P2DT34M8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35" meta:word-count="155" meta:character-count="822" meta:non-whitespace-character-count="687"/>
  </office:meta>
</office:document-meta>
</file>